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.Script( String src , String charset , String caching , String fetchint , String fetch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ript.setFetchtimeout( String fetch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.setSrc(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.setCaching( String cach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.setCharset( String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.setFetchint( String fetc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.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